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Use Cas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664cm" svg:y="0.337cm" presentation:class="title">
          <draw:text-box>
            <text:p text:style-name="P6"><text:span text:style-name="T4">Local Interpretation vs Global</text:span></text:p>
          </draw:text-box>
        </draw:frame>
        <draw:frame presentation:style-name="pr7" draw:text-style-name="P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What is lime?</text:p>
          </draw:text-box>
        </draw:frame>
        <draw:frame presentation:style-name="pr7" draw:text-style-name="P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lime – </text:span><text:span text:style-name="T7">L</text:span><text:span text:style-name="T8">ocal Interpret-able </text:span><text:span text:style-name="T7">M</text:span><text:span text:style-name="T8">odel-Agnostic </text:span><text:span text:style-name="T7">E</text:span><text:span text:style-name="T8">xplanations </text:span></text:p>
              </text:list-item>
              <text:list-item>
                <text:p><text:span text:style-name="T8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8"><text:a xlink:href="https://arxiv.org/abs/1602.04938" xlink:type="simple">https://arxiv.org/abs/1602.04938</text:a></text:span><text:span text:style-name="T8">)</text:span></text:p>
              </text:list-item>
              <text:list-item>
                <text:p><text:span text:style-name="T8">Authors developed a Python implementation of lime. <text:s/>The R version of lime was developed by Thomas Pederson and Michael Benesty. </text:span></text:p>
              </text:list-item>
            </text:list>
          </draw:text-box>
          <office:event-listeners>
            <presentation:event-listener script:event-name="dom:click" presentation:action="show" xlink:href="https://arxiv.org/abs/1602.04938" xlink:type="simple" xlink:show="embed" xlink:actuate="onRequest"/>
          </office:event-listeners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9.996cm" svg:height="3.506cm" svg:x="1.664cm" svg:y="0.337cm" presentation:class="title">
          <draw:text-box>
            <text:p text:style-name="P6"><text:span text:style-name="T4">Overview</text:span></text:p>
          </draw:text-box>
        </draw:frame>
        <draw:frame presentation:style-name="pr7" draw:text-style-name="P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Models and Data <text:s/></text:p>
          </draw:text-box>
        </draw:frame>
        <draw:frame presentation:style-name="pr7" draw:text-style-name="P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>lime supports models from the following packages:</text:span></text:p>
                <text:list>
                  <text:list-item>
                    <text:p><text:span text:style-name="T5">caret</text:span></text:p>
                  </text:list-item>
                  <text:list-item>
                    <text:p><text:span text:style-name="T5">mlr</text:span></text:p>
                  </text:list-item>
                  <text:list-item>
                    <text:p><text:span text:style-name="T5">xgboost</text:span></text:p>
                  </text:list-item>
                  <text:list-item>
                    <text:p><text:span text:style-name="T5">h2o</text:span></text:p>
                  </text:list-item>
                  <text:list-item>
                    <text:p><text:span text:style-name="T5">keras</text:span></text:p>
                  </text:list-item>
                </text:list>
              </text:list-item>
              <text:list-item>
                <text:p><text:span text:style-name="T5">Other models can manually be made lime compliant:</text:span></text:p>
                <text:list>
                  <text:list-item>
                    <text:p><text:span text:style-name="T5">predict_model()</text:span></text:p>
                  </text:list-item>
                  <text:list-item>
                    <text:p><text:span text:style-name="T5">model_type()</text:span></text:p>
                  </text:list-item>
                </text:list>
              </text:list-item>
              <text:list-item>
                <text:p><text:span text:style-name="T5">lime can analyze models and predictions based on:</text:span></text:p>
                <text:list>
                  <text:list-item>
                    <text:p><text:span text:style-name="T5">tabular data</text:span></text:p>
                  </text:list-item>
                  <text:list-item>
                    <text:p><text:span text:style-name="T5">text data</text:span></text:p>
                  </text:list-item>
                  <text:list-item>
                    <text:p><text:span text:style-name="T5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se Cases</text:p>
          </draw:text-box>
        </draw:frame>
        <draw:frame presentation:style-name="pr7" draw:text-style-name="P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</text:p>
          </draw:text-box>
        </draw:frame>
        <draw:frame presentation:style-name="pr7" draw:text-style-name="P7" draw:layer="layout" svg:width="29.832cm" svg:height="12.954cm" svg:x="1.664cm" svg:y="5.334cm" presentation:class="outline">
          <draw:text-box>
            <text:p><text:span text:style-name="T5">Phase 1 – Build Models:</text:span></text:p>
            <text:list text:style-name="L3">
              <text:list-item>
                <text:p><text:span text:style-name="T5">Prepare data</text:span></text:p>
              </text:list-item>
              <text:list-item>
                <text:p><text:span text:style-name="T5">train model(s)</text:span></text:p>
              </text:list-item>
              <text:list-item>
                <text:p><text:span text:style-name="T5">make predictions, look at model metrics, accuracy, etc.</text:span></text:p>
              </text:list-item>
            </text:list>
            <text:p><text:span text:style-name="T5">Phase 2 – Explain Models:</text:span></text:p>
            <text:p><text:span text:style-name="T5">Train an explainer for each model from Step 1</text:span></text:p>
            <text:list text:continue-numbering="true" text:style-name="L3">
              <text:list-item>
                <text:list>
                  <text:list-item>
                    <text:p><text:span text:style-name="T5">lime() function from lime package – creates an ‘explainer’ object, which is a list that contains the machine learning model and the feature distributions for the training data (distribution statistics for categorical levels; continuous variables are split into </text:span><text:span text:style-name="T9">n</text:span><text:span text:style-name="T10"> bins (tunable)).</text:span><text:span text:style-name="T5"> <text:s/></text:span></text:p>
                  </text:list-item>
                  <text:list-item>
                    <text:p><text:span text:style-name="T5">explain() function - 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 (continued)</text:p>
          </draw:text-box>
        </draw:frame>
        <draw:frame presentation:style-name="pr7" draw:text-style-name="P7" draw:layer="layout" svg:width="29.832cm" svg:height="12.954cm" svg:x="1.664cm" svg:y="5.334cm" presentation:class="outline" presentation:user-transformed="true">
          <draw:text-box>
            <text:p><text:span text:style-name="T5"/></text:p>
            <text:list text:style-name="L3">
              <text:list-item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How lime explains</text:p>
          </draw:text-box>
        </draw:frame>
        <draw:frame presentation:style-name="pr7" draw:text-style-name="P11" draw:layer="layout" svg:width="29.832cm" svg:height="12.954cm" svg:x="1.664cm" svg:y="5.334cm" presentation:class="outline">
          <draw:text-box>
            <text:p><text:span text:style-name="T11">1.Permutation of each test case to explain</text:span></text:p>
            <text:p><text:span text:style-name="T11">2. Complex model predicts all permuted test cases</text:span></text:p>
            <text:p><text:span text:style-name="T11">3. Distance between permutations and original text case is</text:span></text:p>
            <text:p><text:span text:style-name="T11">calculated and converted to similarity scores</text:span></text:p>
            <text:p><text:span text:style-name="T11">4. Subsetting features with highest importance in complex model</text:span></text:p>
            <text:p><text:span text:style-name="T11">for each permuted test case</text:span></text:p>
            <text:p><text:span text:style-name="T11">5. Fitting a linear model with the subsetted features to the</text:span></text:p>
            <text:p><text:span text:style-name="T11">permuted data (weights represent similarity score)</text:span></text:p>
            <text:p><text:span text:style-name="T11">6. Using simple model to explain test case predic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Example – Text Data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Example – Tabular Data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Example – Tabular Data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ve Demo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esources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UC Business Analytics R Programming Guide <text:s text:c="4"/></text:span><text:span text:style-name="T11"><text:a xlink:href="https://uc-r.github.io/" xlink:type="simple">https://uc-r.github.io/</text:a></text:span></text:p>
                <text:list>
                  <text:list-item>
                    <text:p><text:span text:style-name="T11">articles on lime, iml, DALEX</text:span></text:p>
                  </text:list-item>
                </text:list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5H51M1S</meta:editing-duration>
    <meta:editing-cycles>13</meta:editing-cycles>
    <meta:generator>LibreOffice/6.1.2.1$Linux_X86_64 LibreOffice_project/10$Build-1</meta:generator>
    <dc:title>Vivid</dc:title>
    <dc:date>2019-01-06T17:54:56.815321744</dc:date>
    <meta:document-statistic meta:object-count="103"/>
  </office:meta>
</office:document-meta>
</file>